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Case study: Flower Speech</text:h>
      <text:h text:style-name="Heading_20_2" text:outline-level="2">What was the name of the campaign or action?</text:h>
      <text:p text:style-name="First_20_paragraph">Flower Speech Campaign ( #Panzagar)</text:p>
      <text:h text:style-name="Heading_20_2" text:outline-level="2">What was the goal?</text:h>
      <text:p text:style-name="First_20_paragraph">To reduce people to say hate speech and dangerous based on religious , ethnics , gender and discrimination .</text:p>
      <text:h text:style-name="Heading_20_2" text:outline-level="2">What was one main tactic that was used, and how was it used?</text:h>
      <text:p text:style-name="First_20_paragraph">Flowers</text:p>
      <text:p text:style-name="Text_20_body">- to take selfie photo and share on social network and change their profiles .</text:p>
      <text:p text:style-name="Text_20_body">Slogan ( Clear Message ) </text:p>
      <text:p text:style-name="Text_20_body">- to spread message  via T shirt , Wristband , Pamphlet , Stickers , Posters , Vinyl .</text:p>
      <text:p text:style-name="Text_20_body">Graphics ( Art Work , Animations and Photos)</text:p>
      <text:p text:style-name="Text_20_body">- FB Cover and Banner .</text:p>
      <text:p text:style-name="Text_20_body">Press Conference and Interview </text:p>
      <text:p text:style-name="Text_20_body">- Release on Print Media , Broadcasting Media , On line Media .</text:p>
      <text:p text:style-name="Text_20_body"> </text:p>
      <text:h text:style-name="Heading_20_2" text:outline-level="2">Was the campaign/action effective or ineffective, and why?</text:h>
      <text:p text:style-name="First_20_paragraph">Effective to raise awareness about hate speech and dangerous speech can cause violence and Conflict .</text:p>
      <text:h text:style-name="Heading_20_2" text:outline-level="2">What are some key lessons that other activists could learn from this?</text:h>
      <text:p text:style-name="First_20_paragraph">How to use social media effectively , how to work wth Local CSOs and Youth Activist .</text:p>
      <text:p text:style-name="Text_20_body">Easy to understand Message .</text:p>
      <text:h text:style-name="Heading_20_2" text:outline-level="2">Where can people learn more?</text:h>
      <text:p text:style-name="First_20_paragraph">(List websites, articles, etc.)</text:p>
      <text:p text:style-name="Text_20_body"><text:a xlink:type="simple" xlink:href="http://www.facebook.com/panzagar" office:name=""><text:span text:style-name="Definition">www.facebook.com/panzagar</text:span></text:a></text:p>
      <text:p text:style-name="Text_20_body"><text:a xlink:type="simple" xlink:href="https://www.facebook.com/supportflowerspeech" office:name=""><text:span text:style-name="Definition">https://www.facebook.com/supportflowerspeech</text:span></text:a></text:p>
      <text:p text:style-name="Text_20_body"><text:a xlink:type="simple" xlink:href="http://www.religionnews.com/2014/12/24/using-flower-speech-new-facebook-tools-myanmar-fights-online-hate-speech/" office:name=""><text:span text:style-name="Definition">http://www.religionnews.com/2014/12/24/using-flower-speech-new-facebook-tools-myanmar-fights-online-hate-speech/</text:span></text:a></text:p>
      <text:p text:style-name="Text_20_body"><text:a xlink:type="simple" xlink:href="http://www.irrawaddy.org/interview/hate-speech-pours-poison-heart.html" office:name=""><text:span text:style-name="Definition">http://www.irrawaddy.org/interview/hate-speech-pours-poison-heart.html</text:span></text:a></text:p>
      <text:h text:style-name="Heading_20_2" text:outline-level="2"><text:span text:style-name="T1">Possible</text:span><text:span text:style-name="T2"> </text:span><text:span text:style-name="T3">further</text:span><text:span text:style-name="T4"> </text:span><text:span text:style-name="T5">questions</text:span><text:span text:style-name="T6"> </text:span><text:span text:style-name="T7">to</text:span><text:span text:style-name="T8"> </text:span><text:span text:style-name="T9">tease</text:span><text:span text:style-name="T10"> </text:span><text:span text:style-name="T11">out</text:span><text:span text:style-name="T12"> </text:span><text:span text:style-name="T13">interesting</text:span><text:span text:style-name="T14"> </text:span><text:span text:style-name="T15">material:</text:span></text:h>
      <text:h text:style-name="Heading_20_2" text:outline-level="2">Were there any unintended consequences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